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0.8681in"/>
    </style:style>
    <style:style style:name="co9" style:family="table-column">
      <style:table-column-properties fo:break-before="auto" style:column-width="5.77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MMC_V2.13_AssessmentGuideL2v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column table:style-name="co8" table:default-cell-style-name="ce4"/>
        <table:table-column table:style-name="co9" table:default-cell-style-name="ce3"/>
        <table:table-column table:style-name="co10" table:number-columns-repeated="16375"/>
        <table:table-row table:style-name="ro1">
          <table:table-cell table:style-name="ce1" office:value-type="string" calcext:value-type="string">
            <text:p>Control Index</text:p>
          </table:table-cell>
          <table:table-cell table:style-name="ce1" office:value-type="string" calcext:value-type="string">
            <text:p>Assessment Objective Index</text:p>
          </table:table-cell>
          <table:table-cell table:style-name="ce1" office:value-type="string" calcext:value-type="string">
            <text:p>CMMC Level</text:p>
          </table:table-cell>
          <table:table-cell table:style-name="ce1" office:value-type="string" calcext:value-type="string">
            <text:p>CMMC Domain Abbreviation</text:p>
          </table:table-cell>
          <table:table-cell table:style-name="ce1" office:value-type="string" calcext:value-type="string">
            <text:p>CMMC Domain</text:p>
          </table:table-cell>
          <table:table-cell table:style-name="ce1" office:value-type="string" calcext:value-type="string">
            <text:p>Control ID</text:p>
          </table:table-cell>
          <table:table-cell table:style-name="ce1" office:value-type="string" calcext:value-type="string">
            <text:p>Control Name</text:p>
          </table:table-cell>
          <table:table-cell table:style-name="ce1" office:value-type="string" calcext:value-type="string">
            <text:p>Assessment Objective</text:p>
          </table:table-cell>
          <table:table-cell table:style-name="ce1" office:value-type="string" calcext:value-type="string">
            <text:p>Assessment Objective Description</text:p>
          </table:table-cell>
          <table:table-cell table:style-name="ce1" table:number-columns-repeated="1637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</text:p>
          </table:table-cell>
          <table:table-cell office:value-type="string" calcext:value-type="string">
            <text:p>Authorized Access Control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ized users are identified;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rocesses acting on behalf of authorized users are identified;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devices (and other systems) authorized to connect to the system are identified;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system access is limited to authorized users;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system access is limited to processes acting on behalf of authorized users; and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ystem access is limited to authorized devices (including other systems)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2</text:p>
          </table:table-cell>
          <table:table-cell office:value-type="string" calcext:value-type="string">
            <text:p>Transaction &amp; Function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types of transactions and functions that authorized users are permitted to execute are defined; and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ystem access is limited to the defined types of transactions and functions for authorized users.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3</text:p>
          </table:table-cell>
          <table:table-cell office:value-type="string" calcext:value-type="string">
            <text:p>Control CUI Fl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rmation flow control policies are defined;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methods and enforcement mechanisms for controlling the flow of CUI are defined;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designated sources and destinations (e.g., networks, individuals, and devices) for CUI within the system and between interconnected systems are identified;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authorizations for controlling the flow of CUI are defined; and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approved authorizations for controlling the flow of CUI are enforced.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4</text:p>
          </table:table-cell>
          <table:table-cell office:value-type="string" calcext:value-type="string">
            <text:p>Separation of Dut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duties of individuals requiring separation are defined;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responsibilities for duties that require separation are assigned to separate individuals; and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access privileges that enable individuals to exercise the duties that require separation are granted to separate individuals.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5</text:p>
          </table:table-cell>
          <table:table-cell office:value-type="string" calcext:value-type="string">
            <text:p>Least Privile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vileged accounts are identified;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ccess to privileged accounts is authorized in accordance with the principle of least privilege;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security functions are identified; and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access to security functions is authorized in accordance with the principle of least privilege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6</text:p>
          </table:table-cell>
          <table:table-cell office:value-type="string" calcext:value-type="string">
            <text:p>Non-Privileged Account 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nsecurity functions are identified; and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users are required to use non-privileged accounts or roles when accessing nonsecurity functions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7</text:p>
          </table:table-cell>
          <table:table-cell office:value-type="string" calcext:value-type="string">
            <text:p>Privileged Func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vileged functions are defined;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non-privileged users are defined;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non-privileged users are prevented from executing privileged functions; and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the execution of privileged functions is captured in audit logs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8</text:p>
          </table:table-cell>
          <table:table-cell office:value-type="string" calcext:value-type="string">
            <text:p>Unsuccessful Logon Attemp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means of limiting unsuccessful logon attempts is defined; and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defined means of limiting unsuccessful logon attempts is implemented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9</text:p>
          </table:table-cell>
          <table:table-cell office:value-type="string" calcext:value-type="string">
            <text:p>Privacy &amp; Security Notic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vacy and security notices required by CUI-specified rules are identified, consistent, and associated with the specific CUI category; and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rivacy and security notices are displayed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0</text:p>
          </table:table-cell>
          <table:table-cell office:value-type="string" calcext:value-type="string">
            <text:p>Session Lo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period of inactivity after which the system initiates a session lock is defined;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ccess to the system and viewing of data is prevented by initiating a session lock after the defined period of inactivity; and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previously visible information is concealed via a pattern-hiding display after the defined period of inactivity.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1</text:p>
          </table:table-cell>
          <table:table-cell office:value-type="string" calcext:value-type="string">
            <text:p>Session Termin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ditions requiring a user session to terminate are defined; and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 user session is automatically terminated after any of the defined conditions occur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2</text:p>
          </table:table-cell>
          <table:table-cell office:value-type="string" calcext:value-type="string">
            <text:p>Control Remote Acce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mote access sessions are permitted;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types of permitted remote access are identified;</text:p>
          </table:table-cell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remote access sessions are controlled; and</text:p>
          </table:table-cell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remote access sessions are monitored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3</text:p>
          </table:table-cell>
          <table:table-cell office:value-type="string" calcext:value-type="string">
            <text:p>Remote Access Confidentia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yptographic mechanisms to protect the confidentiality of remote access sessions are identified; and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cryptographic mechanisms to protect the confidentiality of remote access sessions are implemented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4</text:p>
          </table:table-cell>
          <table:table-cell office:value-type="string" calcext:value-type="string">
            <text:p>Remote Access Rou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aged access control points are identified and implemented; and</text:p>
          </table:table-cell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remote access is routed through managed network access control points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5</text:p>
          </table:table-cell>
          <table:table-cell office:value-type="string" calcext:value-type="string">
            <text:p>Privileged Remote Acce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vileged commands authorized for remote execution are identified;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ecurity-relevant information authorized to be accessed remotely is identified;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execution of the identified privileged commands via remote access is authorized; and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access to the identified security-relevant information via remote access is authorized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6</text:p>
          </table:table-cell>
          <table:table-cell office:value-type="string" calcext:value-type="string">
            <text:p>Wireless Access Authoriz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eless access points are identified; and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wireless access is authorized prior to allowing such connections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7</text:p>
          </table:table-cell>
          <table:table-cell office:value-type="string" calcext:value-type="string">
            <text:p>Wireless Access Prote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eless access to the system is protected using authentication; and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wireless access to the system is protected using encryption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8</text:p>
          </table:table-cell>
          <table:table-cell office:value-type="string" calcext:value-type="string">
            <text:p>Mobile Device Conne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bile devices that process, store, or transmit CUI are identified;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mobile device connections are authorized; and</text:p>
          </table:table-cell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mobile device connections are monitored and logged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19</text:p>
          </table:table-cell>
          <table:table-cell office:value-type="string" calcext:value-type="string">
            <text:p>Encrypt CUI on Mobi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bile devices and mobile computing platforms that process, store, or transmit CUI are identified; and</text:p>
          </table:table-cell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encryption is employed to protect CUI on identified mobile devices and mobile computing platforms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20</text:p>
          </table:table-cell>
          <table:table-cell office:value-type="string" calcext:value-type="string">
            <text:p>External Connections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nections to external systems are identified;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use of external systems is identified;</text:p>
          </table:table-cell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connections to external systems are verified;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the use of external systems is verified;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connections to external systems are controlled/limited; and</text:p>
          </table:table-cell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the use of external systems is controlled/limited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21</text:p>
          </table:table-cell>
          <table:table-cell office:value-type="string" calcext:value-type="string">
            <text:p>Portable Storage 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use of portable storage devices containing CUI on external systems is identified and documented;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limits on the use of portable storage devices containing CUI on external systems are defined; and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use of portable storage devices containing CUI on external systems is limited as defined.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AC.L2-3.1.22</text:p>
          </table:table-cell>
          <table:table-cell office:value-type="string" calcext:value-type="string">
            <text:p>Control Public Information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ividuals authorized to post or process information on publicly accessible systems are identified;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rocedures to ensure CUI is not posted or processed on publicly accessible systems are identified;</text:p>
          </table:table-cell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a review process is in place prior to posting of any content to publicly accessible systems;</text:p>
          </table:table-cell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content on publicly accessible systems is reviewed to ensure that it does not include CUI; and</text:p>
          </table:table-cell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mechanisms are in place to remove and address improper posting of CUI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AT.L2-3.2.1</text:p>
          </table:table-cell>
          <table:table-cell office:value-type="string" calcext:value-type="string">
            <text:p>Role-Based Risk Awarene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urity risks associated with organizational activities involving CUI are identified;</text:p>
          </table:table-cell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olicies, standards, and procedures related to the security of the system are identified;</text:p>
          </table:table-cell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managers, systems administrators, and users of the system are made aware of the security risks associated with their activities; and</text:p>
          </table:table-cell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managers, systems administrators, and users of the system are made aware of the applicable policies, standards, and procedures related to the security of the system.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AT.L2-3.2.2</text:p>
          </table:table-cell>
          <table:table-cell office:value-type="string" calcext:value-type="string">
            <text:p>Role-Based Train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rmation security-related duties, roles, and responsibilities are defined;</text:p>
          </table:table-cell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information security-related duties, roles, and responsibilities are assigned to designated personnel; and</text:p>
          </table:table-cell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personnel are adequately trained to carry out their assigned information security- related duties, roles, and responsibilities.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wareness and Training</text:p>
          </table:table-cell>
          <table:table-cell office:value-type="string" calcext:value-type="string">
            <text:p>AT.L2-3.2.3</text:p>
          </table:table-cell>
          <table:table-cell office:value-type="string" calcext:value-type="string">
            <text:p>Insider Threat Awarene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tial indicators associated with insider threats are identified; and</text:p>
          </table:table-cell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ecurity awareness training on recognizing and reporting potential indicators of insider threat is provided to managers and employees.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DIT AND ACCOUNTABILITY</text:p>
          </table:table-cell>
          <table:table-cell office:value-type="string" calcext:value-type="string">
            <text:p>AU.L2-3.3.1</text:p>
          </table:table-cell>
          <table:table-cell office:value-type="string" calcext:value-type="string">
            <text:p>System Audi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 logs needed (i.e., event types to be logged) to enable the monitoring, analysis, investigation, and reporting of unlawful or unauthorized system activity are specified;</text:p>
          </table:table-cell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content of audit records needed to support monitoring, analysis, investigation, and reporting of unlawful or unauthorized system activity is defined;</text:p>
          </table:table-cell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audit records are created (generated);</text:p>
          </table:table-cell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audit records, once created, contain the defined content;</text:p>
          </table:table-cell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retention requirements for audit records are defined; and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audit records are retained as defined.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dit and Accountability</text:p>
          </table:table-cell>
          <table:table-cell office:value-type="string" calcext:value-type="string">
            <text:p>AU.L2-3.3.2</text:p>
          </table:table-cell>
          <table:table-cell office:value-type="string" calcext:value-type="string">
            <text:p>User Accountab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content of the audit records needed to support the ability to uniquely trace users to their actions is defined; and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udit records, once created, contain the defined content.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dit and Accountability</text:p>
          </table:table-cell>
          <table:table-cell office:value-type="string" calcext:value-type="string">
            <text:p>AU.L2-3.3.3</text:p>
          </table:table-cell>
          <table:table-cell office:value-type="string" calcext:value-type="string">
            <text:p>Event Revi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process for determining when to review logged events is defined;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event types being logged are reviewed in accordance with the defined review process; and</text:p>
          </table:table-cell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event types being logged are updated based on the review.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dit and Accountability</text:p>
          </table:table-cell>
          <table:table-cell office:value-type="string" calcext:value-type="string">
            <text:p>AU.L2-3.3.4</text:p>
          </table:table-cell>
          <table:table-cell office:value-type="string" calcext:value-type="string">
            <text:p>Audit Failure Aler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onnel or roles to be alerted in the event of an audit logging process failure are identified;</text:p>
          </table:table-cell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ypes of audit logging process failures for which alert will be generated are defined; and</text:p>
          </table:table-cell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identified personnel or roles are alerted in the event of an audit logging process failure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dit and Accountability</text:p>
          </table:table-cell>
          <table:table-cell office:value-type="string" calcext:value-type="string">
            <text:p>AU.L2-3.3.5</text:p>
          </table:table-cell>
          <table:table-cell office:value-type="string" calcext:value-type="string">
            <text:p>Audit Correl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 record review, analysis, and reporting processes for investigation and response to indications of unlawful, unauthorized, suspicious, or unusual activity are defined; and</text:p>
          </table:table-cell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defined audit record review, analysis, and reporting processes are correlated.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dit and Accountability</text:p>
          </table:table-cell>
          <table:table-cell office:value-type="string" calcext:value-type="string">
            <text:p>AU.L2-3.3.6</text:p>
          </table:table-cell>
          <table:table-cell office:value-type="string" calcext:value-type="string">
            <text:p>Reduction &amp; Repor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 audit record reduction capability that supports on-demand analysis is provided; and</text:p>
          </table:table-cell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 report generation capability that supports on-demand reporting is provided.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dit and Accountability</text:p>
          </table:table-cell>
          <table:table-cell office:value-type="string" calcext:value-type="string">
            <text:p>AU.L2-3.3.7</text:p>
          </table:table-cell>
          <table:table-cell office:value-type="string" calcext:value-type="string">
            <text:p>Authoritative Time Sour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nal system clocks are used to generate time stamps for audit records;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n authoritative source with which to compare and synchronize internal system clocks is specified; and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internal system clocks used to generate time stamps for audit records are compared to and synchronized with the specified authoritative time source.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dit and Accountability</text:p>
          </table:table-cell>
          <table:table-cell office:value-type="string" calcext:value-type="string">
            <text:p>AU.L2-3.3.8</text:p>
          </table:table-cell>
          <table:table-cell office:value-type="string" calcext:value-type="string">
            <text:p>Audit Prote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 information is protected from unauthorized access;</text:p>
          </table:table-cell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udit information is protected from unauthorized modification;</text:p>
          </table:table-cell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audit information is protected from unauthorized deletion;</text:p>
          </table:table-cell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audit logging tools are protected from unauthorized access;</text:p>
          </table:table-cell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audit logging tools are protected from unauthorized modification; and</text:p>
          </table:table-cell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audit logging tools are protected from unauthorized deletion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dit and Accountability</text:p>
          </table:table-cell>
          <table:table-cell office:value-type="string" calcext:value-type="string">
            <text:p>AU.L2-3.3.9</text:p>
          </table:table-cell>
          <table:table-cell office:value-type="string" calcext:value-type="string">
            <text:p>Audit Manage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subset of privileged users granted access to manage audit logging functionality is defined; and</text:p>
          </table:table-cell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management of audit logging functionality is limited to the defined subset of privileged users.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FIGURATION MANAGEMENT</text:p>
          </table:table-cell>
          <table:table-cell office:value-type="string" calcext:value-type="string">
            <text:p>CM.L2-3.4.1</text:p>
          </table:table-cell>
          <table:table-cell office:value-type="string" calcext:value-type="string">
            <text:p>System Baselin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baseline configuration is established;</text:p>
          </table:table-cell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baseline configuration includes hardware, software, firmware, and documentation;</text:p>
          </table:table-cell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baseline configuration is maintained (reviewed and updated) throughout the system development life cycle;</text:p>
          </table:table-cell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a system inventory is established;</text:p>
          </table:table-cell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the system inventory includes hardware, software, firmware, and documentation; and</text:p>
          </table:table-cell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the inventory is maintained (reviewed and updated) throughout the system development life cycle.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figuration Management</text:p>
          </table:table-cell>
          <table:table-cell office:value-type="string" calcext:value-type="string">
            <text:p>CM.L2-3.4.2</text:p>
          </table:table-cell>
          <table:table-cell office:value-type="string" calcext:value-type="string">
            <text:p>Security Configuration Enforce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urity configuration settings for information technology products employed in the system are established and included in the baseline configuration; and</text:p>
          </table:table-cell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ecurity configuration settings for information technology products employed in the system are enforced.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figuration Management</text:p>
          </table:table-cell>
          <table:table-cell office:value-type="string" calcext:value-type="string">
            <text:p>CM.L2-3.4.3</text:p>
          </table:table-cell>
          <table:table-cell office:value-type="string" calcext:value-type="string">
            <text:p>System Change Manage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anges to the system are tracked;</text:p>
          </table:table-cell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changes to the system are reviewed;</text:p>
          </table:table-cell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changes to the system are approved or disapproved; and</text:p>
          </table:table-cell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changes to the system are logged.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figuration Management</text:p>
          </table:table-cell>
          <table:table-cell office:value-type="string" calcext:value-type="string">
            <text:p>CM.L2-3.4.4</text:p>
          </table:table-cell>
          <table:table-cell office:value-type="string" calcext:value-type="string">
            <text:p>Security Impact Analys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security impact of changes to the system is analyzed prior to implementation.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figuration Management</text:p>
          </table:table-cell>
          <table:table-cell office:value-type="string" calcext:value-type="string">
            <text:p>CM.L2-3.4.5</text:p>
          </table:table-cell>
          <table:table-cell office:value-type="string" calcext:value-type="string">
            <text:p>Access Restrictions for Chan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 access restrictions associated with changes to the system are defined;</text:p>
          </table:table-cell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hysical access restrictions associated with changes to the system are documented;</text:p>
          </table:table-cell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physical access restrictions associated with changes to the system are approved;</text:p>
          </table:table-cell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physical access restrictions associated with changes to the system are enforced;</text:p>
          </table:table-cell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logical access restrictions associated with changes to the system are defined;</text:p>
          </table:table-cell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logical access restrictions associated with changes to the system are documented;</text:p>
          </table:table-cell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logical access restrictions associated with changes to the system are approved; and</text:p>
          </table:table-cell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logical access restrictions associated with changes to the system are enforced.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figuration Management</text:p>
          </table:table-cell>
          <table:table-cell office:value-type="string" calcext:value-type="string">
            <text:p>CM.L2-3.4.6</text:p>
          </table:table-cell>
          <table:table-cell office:value-type="string" calcext:value-type="string">
            <text:p>Least Functiona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sential system capabilities are defined based on the principle of least functionality; and</text:p>
          </table:table-cell>
        </table:table-row>
        <table:table-row table:style-name="ro3">
          <table:table-cell/>
          <table:table-cell office:value-type="float" office:value="131" calcext:value-type="float">
            <text:p>131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system is configured to provide only the defined essential capabilities.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figuration Management</text:p>
          </table:table-cell>
          <table:table-cell office:value-type="string" calcext:value-type="string">
            <text:p>CM.L2-3.4.7</text:p>
          </table:table-cell>
          <table:table-cell office:value-type="string" calcext:value-type="string">
            <text:p>Nonessential Functiona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sential programs are defined;</text:p>
          </table:table-cell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use of nonessential programs is defined;</text:p>
          </table:table-cell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use of nonessential programs is restricted, disabled, or prevented as defined;</text:p>
          </table:table-cell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essential functions are defined;</text:p>
          </table:table-cell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the use of nonessential functions is defined;</text:p>
          </table:table-cell>
        </table:table-row>
        <table:table-row table:style-name="ro3">
          <table:table-cell/>
          <table:table-cell office:value-type="float" office:value="137" calcext:value-type="float">
            <text:p>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the use of nonessential functions is restricted, disabled, or prevented as defined;</text:p>
          </table:table-cell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essential ports are defined;</text:p>
          </table:table-cell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the use of nonessential ports is defined;</text:p>
          </table:table-cell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table:number-columns-repeated="5"/>
          <table:table-cell office:value-type="string" calcext:value-type="string">
            <text:p>i</text:p>
          </table:table-cell>
          <table:table-cell office:value-type="string" calcext:value-type="string">
            <text:p>the use of nonessential ports is restricted, disabled, or prevented as defined;</text:p>
          </table:table-cell>
        </table:table-row>
        <table:table-row table:style-name="ro3">
          <table:table-cell/>
          <table:table-cell office:value-type="float" office:value="141" calcext:value-type="float">
            <text:p>141</text:p>
          </table:table-cell>
          <table:table-cell table:number-columns-repeated="5"/>
          <table:table-cell office:value-type="string" calcext:value-type="string">
            <text:p>j</text:p>
          </table:table-cell>
          <table:table-cell office:value-type="string" calcext:value-type="string">
            <text:p>essential protocols are defined;</text:p>
          </table:table-cell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the use of nonessential protocols is defined;</text:p>
          </table:table-cell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table:number-columns-repeated="5"/>
          <table:table-cell office:value-type="string" calcext:value-type="string">
            <text:p>l</text:p>
          </table:table-cell>
          <table:table-cell office:value-type="string" calcext:value-type="string">
            <text:p>the use of nonessential protocols is restricted, disabled, or prevented as defined;</text:p>
          </table:table-cell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essential services are defined;</text:p>
          </table:table-cell>
        </table:table-row>
        <table:table-row table:style-name="ro3">
          <table:table-cell/>
          <table:table-cell office:value-type="float" office:value="145" calcext:value-type="float">
            <text:p>145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the use of nonessential services is defined; and</text:p>
          </table:table-cell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the use of nonessential services is restricted, disabled, or prevented as defined.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figuration Management</text:p>
          </table:table-cell>
          <table:table-cell office:value-type="string" calcext:value-type="string">
            <text:p>CM.L2-3.4.8</text:p>
          </table:table-cell>
          <table:table-cell office:value-type="string" calcext:value-type="string">
            <text:p>Application Execution Polic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policy specifying whether whitelisting or blacklisting is to be implemented is specified;</text:p>
          </table:table-cell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software allowed to execute under whitelisting or denied use under blacklisting is specified; and</text:p>
          </table:table-cell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whitelisting to allow the execution of authorized software or blacklisting to prevent the use of unauthorized software is implemented as specified.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nfiguration Management</text:p>
          </table:table-cell>
          <table:table-cell office:value-type="string" calcext:value-type="string">
            <text:p>CM.L2-3.4.9</text:p>
          </table:table-cell>
          <table:table-cell office:value-type="string" calcext:value-type="string">
            <text:p>User-Installed Softw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policy for controlling the installation of software by users is established;</text:p>
          </table:table-cell>
        </table:table-row>
        <table:table-row table:style-name="ro3">
          <table:table-cell/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installation of software by users is controlled based on the established policy; and</text:p>
          </table:table-cell>
        </table:table-row>
        <table:table-row table:style-name="ro3">
          <table:table-cell/>
          <table:table-cell office:value-type="float" office:value="152" calcext:value-type="float">
            <text:p>15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installation of software by users is monitored.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1</text:p>
          </table:table-cell>
          <table:table-cell office:value-type="string" calcext:value-type="string">
            <text:p>Identification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stem users are identified;</text:p>
          </table:table-cell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rocesses acting on behalf of users are identified; and</text:p>
          </table:table-cell>
        </table:table-row>
        <table:table-row table:style-name="ro3">
          <table:table-cell/>
          <table:table-cell office:value-type="float" office:value="155" calcext:value-type="float">
            <text:p>155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devices accessing the system are identified.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2</text:p>
          </table:table-cell>
          <table:table-cell office:value-type="string" calcext:value-type="string">
            <text:p>Authentication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identity of each user is authenticated or verified as a prerequisite to system access;</text:p>
          </table:table-cell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identity of each process acting on behalf of a user is authenticated or verified as a prerequisite to system access; and</text:p>
          </table:table-cell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identity of each device accessing or connecting to the system is authenticated or verified as a prerequisite to system access.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3</text:p>
          </table:table-cell>
          <table:table-cell office:value-type="string" calcext:value-type="string">
            <text:p>Multifactor Authentic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vileged accounts are identified;</text:p>
          </table:table-cell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multifactor authentication is implemented for local access to privileged accounts;</text:p>
          </table:table-cell>
        </table:table-row>
        <table:table-row table:style-name="ro3">
          <table:table-cell/>
          <table:table-cell office:value-type="float" office:value="161" calcext:value-type="float">
            <text:p>161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multifactor authentication is implemented for network access to privileged accounts; and</text:p>
          </table:table-cell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multifactor authentication is implemented for network access to non-privileged accounts.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4</text:p>
          </table:table-cell>
          <table:table-cell office:value-type="string" calcext:value-type="string">
            <text:p>Replay-Resistant Authentic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play-resistant authentication mechanisms are implemented for network account access to privileged and non-privileged accounts.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5</text:p>
          </table:table-cell>
          <table:table-cell office:value-type="string" calcext:value-type="string">
            <text:p>Identifier Re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period within which identifiers cannot be reused is defined; and</text:p>
          </table:table-cell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reuse of identifiers is prevented within the defined period.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6</text:p>
          </table:table-cell>
          <table:table-cell office:value-type="string" calcext:value-type="string">
            <text:p>Identifier Handl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period of inactivity after which an identifier is disabled is defined; and</text:p>
          </table:table-cell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identifiers are disabled after the defined period of inactivity.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7</text:p>
          </table:table-cell>
          <table:table-cell office:value-type="string" calcext:value-type="string">
            <text:p>Password Complex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word complexity requirements are defined;</text:p>
          </table:table-cell>
        </table:table-row>
        <table:table-row table:style-name="ro3">
          <table:table-cell/>
          <table:table-cell office:value-type="float" office:value="169" calcext:value-type="float">
            <text:p>16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assword change of character requirements are defined;</text:p>
          </table:table-cell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minimum password complexity requirements as defined are enforced when new passwords are created; and</text:p>
          </table:table-cell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minimum password change of character requirements as defined are enforced when new passwords are created.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8</text:p>
          </table:table-cell>
          <table:table-cell office:value-type="string" calcext:value-type="string">
            <text:p>Password Re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number of generations during which a password cannot be reused is specified and</text:p>
          </table:table-cell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reuse of passwords is prohibited during the specified number of generations.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9</text:p>
          </table:table-cell>
          <table:table-cell office:value-type="string" calcext:value-type="string">
            <text:p>Temporary Passwor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 immediate change to a permanent password is required when a temporary password is used for system logon.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10</text:p>
          </table:table-cell>
          <table:table-cell office:value-type="string" calcext:value-type="string">
            <text:p>Cryptographically-Protected Password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words are cryptographically protected in storage; and</text:p>
          </table:table-cell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asswords are cryptographically protected in transit.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entification and Authentication</text:p>
          </table:table-cell>
          <table:table-cell office:value-type="string" calcext:value-type="string">
            <text:p>IA.L2-3.5.11</text:p>
          </table:table-cell>
          <table:table-cell office:value-type="string" calcext:value-type="string">
            <text:p>Obscure Feedb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entication information is obscured during the authentication process.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NCIDENT RESPONSE</text:p>
          </table:table-cell>
          <table:table-cell office:value-type="string" calcext:value-type="string">
            <text:p>IR.L2-3.6.1</text:p>
          </table:table-cell>
          <table:table-cell office:value-type="string" calcext:value-type="string">
            <text:p>Incident Handl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 operational incident-handling capability is established;</text:p>
          </table:table-cell>
        </table:table-row>
        <table:table-row table:style-name="ro3">
          <table:table-cell/>
          <table:table-cell office:value-type="float" office:value="179" calcext:value-type="float">
            <text:p>17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operational incident-handling capability includes preparation;</text:p>
          </table:table-cell>
        </table:table-row>
        <table:table-row table:style-name="ro3">
          <table:table-cell/>
          <table:table-cell office:value-type="float" office:value="180" calcext:value-type="float">
            <text:p>180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operational incident-handling capability includes detection;</text:p>
          </table:table-cell>
        </table:table-row>
        <table:table-row table:style-name="ro3">
          <table:table-cell/>
          <table:table-cell office:value-type="float" office:value="181" calcext:value-type="float">
            <text:p>181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the operational incident-handling capability includes analysis;</text:p>
          </table:table-cell>
        </table:table-row>
        <table:table-row table:style-name="ro3">
          <table:table-cell/>
          <table:table-cell office:value-type="float" office:value="182" calcext:value-type="float">
            <text:p>182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the operational incident-handling capability includes containment;</text:p>
          </table:table-cell>
        </table:table-row>
        <table:table-row table:style-name="ro3">
          <table:table-cell/>
          <table:table-cell office:value-type="float" office:value="183" calcext:value-type="float">
            <text:p>1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the operational incident-handling capability includes recovery; and</text:p>
          </table:table-cell>
        </table:table-row>
        <table:table-row table:style-name="ro3">
          <table:table-cell/>
          <table:table-cell office:value-type="float" office:value="184" calcext:value-type="float">
            <text:p>184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the operational incident-handling capability includes user response activities.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ncident Response</text:p>
          </table:table-cell>
          <table:table-cell office:value-type="string" calcext:value-type="string">
            <text:p>IR.L2-3.6.2</text:p>
          </table:table-cell>
          <table:table-cell office:value-type="string" calcext:value-type="string">
            <text:p>Incident Repor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cidents are tracked;</text:p>
          </table:table-cell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incidents are documented;</text:p>
          </table:table-cell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authorities to whom incidents are to be reported are identified;</text:p>
          </table:table-cell>
        </table:table-row>
        <table:table-row table:style-name="ro3">
          <table:table-cell/>
          <table:table-cell office:value-type="float" office:value="188" calcext:value-type="float">
            <text:p>188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organizational officials to whom incidents are to be reported are identified;</text:p>
          </table:table-cell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identified authorities are notified of incidents; and</text:p>
          </table:table-cell>
        </table:table-row>
        <table:table-row table:style-name="ro3">
          <table:table-cell/>
          <table:table-cell office:value-type="float" office:value="190" calcext:value-type="float">
            <text:p>190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identified organizational officials are notified of incidents.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ncident Response</text:p>
          </table:table-cell>
          <table:table-cell office:value-type="string" calcext:value-type="string">
            <text:p>IR.L2-3.6.3</text:p>
          </table:table-cell>
          <table:table-cell office:value-type="string" calcext:value-type="string">
            <text:p>Incident Response Tes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incident response capability is tested.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.L2-3.7.1</text:p>
          </table:table-cell>
          <table:table-cell office:value-type="string" calcext:value-type="string">
            <text:p>Perform Mainten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stem maintenance is performed.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.L2-3.7.2</text:p>
          </table:table-cell>
          <table:table-cell office:value-type="string" calcext:value-type="string">
            <text:p>System Maintenance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ols used to conduct system maintenance are controlled;</text:p>
          </table:table-cell>
        </table:table-row>
        <table:table-row table:style-name="ro3">
          <table:table-cell/>
          <table:table-cell office:value-type="float" office:value="194" calcext:value-type="float">
            <text:p>194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echniques used to conduct system maintenance are controlled;</text:p>
          </table:table-cell>
        </table:table-row>
        <table:table-row table:style-name="ro3">
          <table:table-cell/>
          <table:table-cell office:value-type="float" office:value="195" calcext:value-type="float">
            <text:p>195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mechanisms used to conduct system maintenance are controlled; and</text:p>
          </table:table-cell>
        </table:table-row>
        <table:table-row table:style-name="ro3">
          <table:table-cell/>
          <table:table-cell office:value-type="float" office:value="196" calcext:value-type="float">
            <text:p>196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personnel used to conduct system maintenance are controlled.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.L2-3.7.3</text:p>
          </table:table-cell>
          <table:table-cell office:value-type="string" calcext:value-type="string">
            <text:p>Equipment Sanitiz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quipment to be removed from organizational spaces for off-site maintenance is sanitized of any CUI.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.L2-3.7.4</text:p>
          </table:table-cell>
          <table:table-cell office:value-type="string" calcext:value-type="string">
            <text:p>Media Inspe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dia containing diagnostic and test programs are checked for malicious code before being used in organizational systems that process, store, or transmit CUI.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.L2-3.7.5</text:p>
          </table:table-cell>
          <table:table-cell office:value-type="string" calcext:value-type="string">
            <text:p>Nonlocal Mainten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ltifactor authentication is used to establish nonlocal maintenance sessions via external network connections; and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nonlocal maintenance sessions established via external network connections are terminated when nonlocal maintenance is complete.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.L2-3.7.6</text:p>
          </table:table-cell>
          <table:table-cell office:value-type="string" calcext:value-type="string">
            <text:p>Maintenance Personn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intenance personnel without required access authorization are supervised during maintenance activities.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MP.L2-3.8.1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per media containing CUI is physically controlled;</text:p>
          </table:table-cell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digital media containing CUI is physically controlled;</text:p>
          </table:table-cell>
        </table:table-row>
        <table:table-row table:style-name="ro3">
          <table:table-cell/>
          <table:table-cell office:value-type="float" office:value="204" calcext:value-type="float">
            <text:p>204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paper media containing CUI is securely stored; and</text:p>
          </table:table-cell>
        </table:table-row>
        <table:table-row table:style-name="ro3">
          <table:table-cell/>
          <table:table-cell office:value-type="float" office:value="205" calcext:value-type="float">
            <text:p>205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digital media containing CUI is securely stored.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MP.L2-3.8.2</text:p>
          </table:table-cell>
          <table:table-cell office:value-type="string" calcext:value-type="string">
            <text:p>Media Acce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ess to CUI on system media is limited to authorized users.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MP.L2-3.8.3</text:p>
          </table:table-cell>
          <table:table-cell office:value-type="string" calcext:value-type="string">
            <text:p>Media Disposal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stem media containing CUI is sanitized or destroyed before disposal; and</text:p>
          </table:table-cell>
        </table:table-row>
        <table:table-row table:style-name="ro3">
          <table:table-cell/>
          <table:table-cell office:value-type="float" office:value="208" calcext:value-type="float">
            <text:p>20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ystem media containing CUI is sanitized before it is released for reuse.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MP.L2-3.8.4</text:p>
          </table:table-cell>
          <table:table-cell office:value-type="string" calcext:value-type="string">
            <text:p>Media Markin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dia containing CUI is marked with applicable CUI markings; and</text:p>
          </table:table-cell>
        </table:table-row>
        <table:table-row table:style-name="ro3">
          <table:table-cell/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media containing CUI is marked with distribution limitations.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MP.L2-3.8.5</text:p>
          </table:table-cell>
          <table:table-cell office:value-type="string" calcext:value-type="string">
            <text:p>Media Accountab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cess to media containing CUI is controlled; and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ccountability for media containing CUI is maintained during transport outside of controlled areas.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MP.L2-3.8.6</text:p>
          </table:table-cell>
          <table:table-cell office:value-type="string" calcext:value-type="string">
            <text:p>Portable Storage Encryp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confidentiality of CUI stored on digital media is protected during transport using cryptographic mechanisms or alternative physical safeguards.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MP.L2-3.8.7</text:p>
          </table:table-cell>
          <table:table-cell office:value-type="string" calcext:value-type="string">
            <text:p>Removeable Med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use of removable media on system components is controlled.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MP.L2-3.8.8</text:p>
          </table:table-cell>
          <table:table-cell office:value-type="string" calcext:value-type="string">
            <text:p>Shared Med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use of portable storage devices is prohibited when such devices have no identifiable owner.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edia Protection</text:p>
          </table:table-cell>
          <table:table-cell office:value-type="string" calcext:value-type="string">
            <text:p>MP.L2-3.8.9</text:p>
          </table:table-cell>
          <table:table-cell office:value-type="string" calcext:value-type="string">
            <text:p>Protect Backu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confidentiality of backup CUI is protected at storage locations.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ERSONNEL SECURITY</text:p>
          </table:table-cell>
          <table:table-cell office:value-type="string" calcext:value-type="string">
            <text:p>PS.L2-3.9.1</text:p>
          </table:table-cell>
          <table:table-cell office:value-type="string" calcext:value-type="string">
            <text:p>Screen Individual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ividuals are screened prior to authorizing access to organizational systems containing CUI.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ersonnel Security</text:p>
          </table:table-cell>
          <table:table-cell office:value-type="string" calcext:value-type="string">
            <text:p>PS.L2-3.9.2</text:p>
          </table:table-cell>
          <table:table-cell office:value-type="string" calcext:value-type="string">
            <text:p>Personnel Ac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policy and/or process for terminating system access and any credentials coincident with personnel actions is established;</text:p>
          </table:table-cell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ystem access and credentials are terminated consistent with personnel actions such as termination or transfer; and</text:p>
          </table:table-cell>
        </table:table-row>
        <table:table-row table:style-name="ro3">
          <table:table-cell/>
          <table:table-cell office:value-type="float" office:value="220" calcext:value-type="float">
            <text:p>220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system is protected during and after personnel transfer actions.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hysical Protection</text:p>
          </table:table-cell>
          <table:table-cell office:value-type="string" calcext:value-type="string">
            <text:p>PE.L2-3.10.1</text:p>
          </table:table-cell>
          <table:table-cell office:value-type="string" calcext:value-type="string">
            <text:p>LIMIT PHYSICAL ACCESS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ized individuals allowed physical access are identified;</text:p>
          </table:table-cell>
        </table:table-row>
        <table:table-row table:style-name="ro3">
          <table:table-cell/>
          <table:table-cell office:value-type="float" office:value="222" calcext:value-type="float">
            <text:p>22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hysical access to organizational systems is limited to authorized individuals;</text:p>
          </table:table-cell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physical access to equipment is limited to authorized individuals; and</text:p>
          </table:table-cell>
        </table:table-row>
        <table:table-row table:style-name="ro3">
          <table:table-cell/>
          <table:table-cell office:value-type="float" office:value="224" calcext:value-type="float">
            <text:p>224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physical access to operating environments is limited to authorized individuals.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hysical Protection</text:p>
          </table:table-cell>
          <table:table-cell office:value-type="string" calcext:value-type="string">
            <text:p>PE.L2-3.10.2</text:p>
          </table:table-cell>
          <table:table-cell office:value-type="string" calcext:value-type="string">
            <text:p>Monitor Fac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physical facility where organizational systems reside is protected;</text:p>
          </table:table-cell>
        </table:table-row>
        <table:table-row table:style-name="ro3">
          <table:table-cell/>
          <table:table-cell office:value-type="float" office:value="226" calcext:value-type="float">
            <text:p>22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support infrastructure for organizational systems is protected;</text:p>
          </table:table-cell>
        </table:table-row>
        <table:table-row table:style-name="ro3">
          <table:table-cell/>
          <table:table-cell office:value-type="float" office:value="227" calcext:value-type="float">
            <text:p>227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physical facility where organizational systems reside is monitored; and</text:p>
          </table:table-cell>
        </table:table-row>
        <table:table-row table:style-name="ro3">
          <table:table-cell/>
          <table:table-cell office:value-type="float" office:value="228" calcext:value-type="float">
            <text:p>228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the support infrastructure for organizational systems is monitored.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hysical Protection</text:p>
          </table:table-cell>
          <table:table-cell office:value-type="string" calcext:value-type="string">
            <text:p>PE.L2-3.10.3</text:p>
          </table:table-cell>
          <table:table-cell office:value-type="string" calcext:value-type="string">
            <text:p>Escort Visitors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itors are escorted; and</text:p>
          </table:table-cell>
        </table:table-row>
        <table:table-row table:style-name="ro3">
          <table:table-cell/>
          <table:table-cell office:value-type="float" office:value="230" calcext:value-type="float">
            <text:p>23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visitor activity is monitored.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hysical Protection</text:p>
          </table:table-cell>
          <table:table-cell office:value-type="string" calcext:value-type="string">
            <text:p>PE.L2-3.10.4</text:p>
          </table:table-cell>
          <table:table-cell office:value-type="string" calcext:value-type="string">
            <text:p>Physical Access Logs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 logs of physical access are maintained.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hysical Protection</text:p>
          </table:table-cell>
          <table:table-cell office:value-type="string" calcext:value-type="string">
            <text:p>PE.L2-3.10.5</text:p>
          </table:table-cell>
          <table:table-cell office:value-type="string" calcext:value-type="string">
            <text:p>Manage Physical Access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 access devices are identified;</text:p>
          </table:table-cell>
        </table:table-row>
        <table:table-row table:style-name="ro3">
          <table:table-cell/>
          <table:table-cell office:value-type="float" office:value="233" calcext:value-type="float">
            <text:p>233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hysical access devices are controlled; and</text:p>
          </table:table-cell>
        </table:table-row>
        <table:table-row table:style-name="ro3">
          <table:table-cell/>
          <table:table-cell office:value-type="float" office:value="234" calcext:value-type="float">
            <text:p>234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physical access devices are managed.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hysical Protection</text:p>
          </table:table-cell>
          <table:table-cell office:value-type="string" calcext:value-type="string">
            <text:p>PE.L2-3.10.6</text:p>
          </table:table-cell>
          <table:table-cell office:value-type="string" calcext:value-type="string">
            <text:p>Alternative Work Sit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feguarding measures for CUI are defined for alternate work sites; and</text:p>
          </table:table-cell>
        </table:table-row>
        <table:table-row table:style-name="ro3">
          <table:table-cell/>
          <table:table-cell office:value-type="float" office:value="236" calcext:value-type="float">
            <text:p>23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afeguarding measures for CUI are enforced for alternate work sites.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RA.L2-3.11.1</text:p>
          </table:table-cell>
          <table:table-cell office:value-type="string" calcext:value-type="string">
            <text:p>RIsk Assessmen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frequency to assess risk to organizational operations, organizational assets, and individuals is defined; and</text:p>
          </table:table-cell>
        </table:table-row>
        <table:table-row table:style-name="ro4">
          <table:table-cell/>
          <table:table-cell office:value-type="float" office:value="238" calcext:value-type="float">
            <text:p>23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risk to organizational operations, organizational assets, and individuals resulting from the operation of an organizational system that processes, stores, or transmits CUI is assessed with the defined frequency.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RA.L2-3.11.2</text:p>
          </table:table-cell>
          <table:table-cell office:value-type="string" calcext:value-type="string">
            <text:p>Vulnerability Sc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frequency to scan for vulnerabilities in organizational systems and applications is defined;</text:p>
          </table:table-cell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vulnerability scans are performed on organizational systems with the defined frequency;</text:p>
          </table:table-cell>
        </table:table-row>
        <table:table-row table:style-name="ro3">
          <table:table-cell/>
          <table:table-cell office:value-type="float" office:value="241" calcext:value-type="float">
            <text:p>241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vulnerability scans are performed on applications with the defined frequency;</text:p>
          </table:table-cell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vulnerability scans are performed on organizational systems when new vulnerabilities are identified; and</text:p>
          </table:table-cell>
        </table:table-row>
        <table:table-row table:style-name="ro3">
          <table:table-cell/>
          <table:table-cell office:value-type="float" office:value="243" calcext:value-type="float">
            <text:p>243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vulnerability scans are performed on applications when new vulnerabilities are identified.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RA.L2-3.11.3</text:p>
          </table:table-cell>
          <table:table-cell office:value-type="string" calcext:value-type="string">
            <text:p>Vulnerability Remedi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ulnerabilities are identified; and</text:p>
          </table:table-cell>
        </table:table-row>
        <table:table-row table:style-name="ro3">
          <table:table-cell/>
          <table:table-cell office:value-type="float" office:value="245" calcext:value-type="float">
            <text:p>245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vulnerabilities are remediated in accordance with risk assessments.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CURITY ASSESSMENT</text:p>
          </table:table-cell>
          <table:table-cell office:value-type="string" calcext:value-type="string">
            <text:p>CA.L2-3.12.1</text:p>
          </table:table-cell>
          <table:table-cell office:value-type="string" calcext:value-type="string">
            <text:p>Security Control Assess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frequency of security control assessments is defined; and</text:p>
          </table:table-cell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ecurity controls are assessed with the defined frequency to determine if the controls are effective in their application.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curity Assessment</text:p>
          </table:table-cell>
          <table:table-cell office:value-type="string" calcext:value-type="string">
            <text:p>CA.L2-3.12.2</text:p>
          </table:table-cell>
          <table:table-cell office:value-type="string" calcext:value-type="string">
            <text:p>operational Plan of A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iciencies and vulnerabilities to be addressed by the plan of action are identified;</text:p>
          </table:table-cell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 plan of action is developed to correct identified deficiencies and reduce or eliminate identified vulnerabilities; and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plan of action is implemented to correct identified deficiencies and reduce or eliminate identified vulnerabilities.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curity Assessment</text:p>
          </table:table-cell>
          <table:table-cell office:value-type="string" calcext:value-type="string">
            <text:p>CA.L2-3.12.3</text:p>
          </table:table-cell>
          <table:table-cell office:value-type="string" calcext:value-type="string">
            <text:p>Security Control Monitor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urity controls are monitored on an ongoing basis to ensure the continued effectiveness of those controls.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curity Assessment</text:p>
          </table:table-cell>
          <table:table-cell office:value-type="string" calcext:value-type="string">
            <text:p>CA.L2-3.12.4</text:p>
          </table:table-cell>
          <table:table-cell office:value-type="string" calcext:value-type="string">
            <text:p>System Security Pl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system security plan is developed;</text:p>
          </table:table-cell>
        </table:table-row>
        <table:table-row table:style-name="ro3">
          <table:table-cell/>
          <table:table-cell office:value-type="float" office:value="253" calcext:value-type="float">
            <text:p>253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the system boundary is described and documented in the system security plan;</text:p>
          </table:table-cell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system environment of operation is described and documented in the system security plan;</text:p>
          </table:table-cell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the security requirements identified and approved by the designated authority as non-applicable are identified;</text:p>
          </table:table-cell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the method of security requirement implementation is described and documented in the system security plan;</text:p>
          </table:table-cell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the relationship with or connection to other systems is described and documented in the system security plan;</text:p>
          </table:table-cell>
        </table:table-row>
        <table:table-row table:style-name="ro3">
          <table:table-cell/>
          <table:table-cell office:value-type="float" office:value="258" calcext:value-type="float">
            <text:p>258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the frequency to update the system security plan is defined; and</text:p>
          </table:table-cell>
        </table:table-row>
        <table:table-row table:style-name="ro3">
          <table:table-cell/>
          <table:table-cell office:value-type="float" office:value="259" calcext:value-type="float">
            <text:p>259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system security plan is updated with the defined frequency.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1</text:p>
          </table:table-cell>
          <table:table-cell office:value-type="string" calcext:value-type="string">
            <text:p>Boundary Protection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external system boundary is defined;</text:p>
          </table:table-cell>
        </table:table-row>
        <table:table-row table:style-name="ro3">
          <table:table-cell/>
          <table:table-cell office:value-type="float" office:value="261" calcext:value-type="float">
            <text:p>261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key internal system boundaries are defined;</text:p>
          </table:table-cell>
        </table:table-row>
        <table:table-row table:style-name="ro3">
          <table:table-cell/>
          <table:table-cell office:value-type="float" office:value="262" calcext:value-type="float">
            <text:p>26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communications are monitored at the external system boundary;</text:p>
          </table:table-cell>
        </table:table-row>
        <table:table-row table:style-name="ro3">
          <table:table-cell/>
          <table:table-cell office:value-type="float" office:value="263" calcext:value-type="float">
            <text:p>263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communications are monitored at key internal boundaries;</text:p>
          </table:table-cell>
        </table:table-row>
        <table:table-row table:style-name="ro3">
          <table:table-cell/>
          <table:table-cell office:value-type="float" office:value="264" calcext:value-type="float">
            <text:p>26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communications are controlled at the external system boundary;</text:p>
          </table:table-cell>
        </table:table-row>
        <table:table-row table:style-name="ro3">
          <table:table-cell/>
          <table:table-cell office:value-type="float" office:value="265" calcext:value-type="float">
            <text:p>26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communications are controlled at key internal boundaries;</text:p>
          </table:table-cell>
        </table:table-row>
        <table:table-row table:style-name="ro3">
          <table:table-cell/>
          <table:table-cell office:value-type="float" office:value="266" calcext:value-type="float">
            <text:p>266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communications are protected at the external system boundary; and</text:p>
          </table:table-cell>
        </table:table-row>
        <table:table-row table:style-name="ro3">
          <table:table-cell/>
          <table:table-cell office:value-type="float" office:value="267" calcext:value-type="float">
            <text:p>267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communications are protected at key internal boundaries.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2</text:p>
          </table:table-cell>
          <table:table-cell office:value-type="string" calcext:value-type="string">
            <text:p>Security Engineer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chitectural designs that promote effective information security are identified;</text:p>
          </table:table-cell>
        </table:table-row>
        <table:table-row table:style-name="ro3">
          <table:table-cell/>
          <table:table-cell office:value-type="float" office:value="269" calcext:value-type="float">
            <text:p>26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oftware development techniques that promote effective information security are identified;</text:p>
          </table:table-cell>
        </table:table-row>
        <table:table-row table:style-name="ro3">
          <table:table-cell/>
          <table:table-cell office:value-type="float" office:value="270" calcext:value-type="float">
            <text:p>270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systems engineering principles that promote effective information security are identified;</text:p>
          </table:table-cell>
        </table:table-row>
        <table:table-row table:style-name="ro3">
          <table:table-cell/>
          <table:table-cell office:value-type="float" office:value="271" calcext:value-type="float">
            <text:p>271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identified architectural designs that promote effective information security are employed;</text:p>
          </table:table-cell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identified software development techniques that promote effective information security are employed; and</text:p>
          </table:table-cell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identified systems engineering principles that promote effective information security are employed.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3</text:p>
          </table:table-cell>
          <table:table-cell office:value-type="string" calcext:value-type="string">
            <text:p>Role Separ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er functionality is identified;</text:p>
          </table:table-cell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ystem management functionality is identified; and</text:p>
          </table:table-cell>
        </table:table-row>
        <table:table-row table:style-name="ro3">
          <table:table-cell/>
          <table:table-cell office:value-type="float" office:value="276" calcext:value-type="float">
            <text:p>276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user functionality is separated from system management functionality.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4</text:p>
          </table:table-cell>
          <table:table-cell office:value-type="string" calcext:value-type="string">
            <text:p>Shared Resource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authorized and unintended information transfer via shared system resources is prevented.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5</text:p>
          </table:table-cell>
          <table:table-cell office:value-type="string" calcext:value-type="string">
            <text:p>Public-Access System Separation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blicly accessible system components are identified; and</text:p>
          </table:table-cell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ubnetworks for publicly accessible system components are physically or logically separated from internal networks.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6</text:p>
          </table:table-cell>
          <table:table-cell office:value-type="string" calcext:value-type="string">
            <text:p>Network Communication by Excep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twork communications traffic is denied by default; and</text:p>
          </table:table-cell>
        </table:table-row>
        <table:table-row table:style-name="ro3">
          <table:table-cell/>
          <table:table-cell office:value-type="float" office:value="281" calcext:value-type="float">
            <text:p>281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network communications traffic is allowed by exception.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7</text:p>
          </table:table-cell>
          <table:table-cell office:value-type="string" calcext:value-type="string">
            <text:p>Split Tunnel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mote devices are prevented from simultaneously establishing non-remote connections with the system and communicating via some other connection to resources in external networks (i.e., split tunneling).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8</text:p>
          </table:table-cell>
          <table:table-cell office:value-type="string" calcext:value-type="string">
            <text:p>Data in Trans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yptographic mechanisms intended to prevent unauthorized disclosure of CUI are identified;</text:p>
          </table:table-cell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lternative physical safeguards intended to prevent unauthorized disclosure of CUI are identified; and</text:p>
          </table:table-cell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either cryptographic mechanisms or alternative physical safeguards are implemented to prevent unauthorized disclosure of CUI during transmission.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9</text:p>
          </table:table-cell>
          <table:table-cell office:value-type="string" calcext:value-type="string">
            <text:p>Connections Termin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period of inactivity to terminate network connections associated with communications sessions is defined;</text:p>
          </table:table-cell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network connections associated with communications sessions are terminated at the end of the sessions; and</text:p>
          </table:table-cell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network connections associated with communications sessions are terminated after the defined period of inactivity.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10</text:p>
          </table:table-cell>
          <table:table-cell office:value-type="string" calcext:value-type="string">
            <text:p>Key Manage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yptographic keys are established whenever cryptography is employed; and</text:p>
          </table:table-cell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cryptographic keys are managed whenever cryptography is employed.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11</text:p>
          </table:table-cell>
          <table:table-cell office:value-type="string" calcext:value-type="string">
            <text:p>CUI Encryp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PS-validated cryptography is employed to protect the confidentiality of CUI.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12</text:p>
          </table:table-cell>
          <table:table-cell office:value-type="string" calcext:value-type="string">
            <text:p>Collaborative Device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borative computing devices are identified;</text:p>
          </table:table-cell>
        </table:table-row>
        <table:table-row table:style-name="ro3">
          <table:table-cell/>
          <table:table-cell office:value-type="float" office:value="293" calcext:value-type="float">
            <text:p>293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collaborative computing devices provide indication to users of devices in use; and</text:p>
          </table:table-cell>
        </table:table-row>
        <table:table-row table:style-name="ro3">
          <table:table-cell/>
          <table:table-cell office:value-type="float" office:value="294" calcext:value-type="float">
            <text:p>294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remote activation of collaborative computing devices is prohibited.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13</text:p>
          </table:table-cell>
          <table:table-cell office:value-type="string" calcext:value-type="string">
            <text:p>Mobile Co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e of mobile code is controlled; and</text:p>
          </table:table-cell>
        </table:table-row>
        <table:table-row table:style-name="ro3">
          <table:table-cell/>
          <table:table-cell office:value-type="float" office:value="296" calcext:value-type="float">
            <text:p>29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use of mobile code is monitored.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14</text:p>
          </table:table-cell>
          <table:table-cell office:value-type="string" calcext:value-type="string">
            <text:p>Voice over Internet Protoc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e of Voice over Internet Protocol (VoIP) technologies is controlled; and</text:p>
          </table:table-cell>
        </table:table-row>
        <table:table-row table:style-name="ro3">
          <table:table-cell/>
          <table:table-cell office:value-type="float" office:value="298" calcext:value-type="float">
            <text:p>29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use of Voice over Internet Protocol (VoIP) technologies is monitored.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15</text:p>
          </table:table-cell>
          <table:table-cell office:value-type="string" calcext:value-type="string">
            <text:p>Communications Authentic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authenticity of communications sessions is protected.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stem and Communications Protection</text:p>
          </table:table-cell>
          <table:table-cell office:value-type="string" calcext:value-type="string">
            <text:p>SC.L2-3.13.16</text:p>
          </table:table-cell>
          <table:table-cell office:value-type="string" calcext:value-type="string">
            <text:p>Data at R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confidentiality of CUI at rest is protected.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ystem and Information Integrity</text:p>
          </table:table-cell>
          <table:table-cell office:value-type="string" calcext:value-type="string">
            <text:p>SI.L2-3.14.1</text:p>
          </table:table-cell>
          <table:table-cell office:value-type="string" calcext:value-type="string">
            <text:p>Flaw Remediation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time within which to identify system flaws is specified;</text:p>
          </table:table-cell>
        </table:table-row>
        <table:table-row table:style-name="ro3">
          <table:table-cell/>
          <table:table-cell office:value-type="float" office:value="302" calcext:value-type="float">
            <text:p>30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ystem flaws are identified within the specified time frame;</text:p>
          </table:table-cell>
        </table:table-row>
        <table:table-row table:style-name="ro3">
          <table:table-cell/>
          <table:table-cell office:value-type="float" office:value="303" calcext:value-type="float">
            <text:p>303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the time within which to report system flaws is specified;</text:p>
          </table:table-cell>
        </table:table-row>
        <table:table-row table:style-name="ro3">
          <table:table-cell/>
          <table:table-cell office:value-type="float" office:value="304" calcext:value-type="float">
            <text:p>304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system flaws are reported within the specified time frame;</text:p>
          </table:table-cell>
        </table:table-row>
        <table:table-row table:style-name="ro3">
          <table:table-cell/>
          <table:table-cell office:value-type="float" office:value="305" calcext:value-type="float">
            <text:p>30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the time within which to correct system flaws is specified; and</text:p>
          </table:table-cell>
        </table:table-row>
        <table:table-row table:style-name="ro3">
          <table:table-cell/>
          <table:table-cell office:value-type="float" office:value="306" calcext:value-type="float">
            <text:p>306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ystem flaws are corrected within the specified time frame.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ystem and Information Integrity</text:p>
          </table:table-cell>
          <table:table-cell office:value-type="string" calcext:value-type="string">
            <text:p>SI.L2-3.14.2</text:p>
          </table:table-cell>
          <table:table-cell office:value-type="string" calcext:value-type="string">
            <text:p>Malicious Code Protection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signated locations for malicious code protection are identified; and</text:p>
          </table:table-cell>
        </table:table-row>
        <table:table-row table:style-name="ro3">
          <table:table-cell/>
          <table:table-cell office:value-type="float" office:value="308" calcext:value-type="float">
            <text:p>308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protection from malicious code at designated locations is provided.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ystem and Information Integrity</text:p>
          </table:table-cell>
          <table:table-cell office:value-type="string" calcext:value-type="string">
            <text:p>SI.L2-3.14.3</text:p>
          </table:table-cell>
          <table:table-cell office:value-type="string" calcext:value-type="string">
            <text:p>Security Alerts &amp; Advisor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onse actions to system security alerts and advisories are identified;</text:p>
          </table:table-cell>
        </table:table-row>
        <table:table-row table:style-name="ro3">
          <table:table-cell/>
          <table:table-cell office:value-type="float" office:value="310" calcext:value-type="float">
            <text:p>31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system security alerts and advisories are monitored; and</text:p>
          </table:table-cell>
        </table:table-row>
        <table:table-row table:style-name="ro3">
          <table:table-cell/>
          <table:table-cell office:value-type="float" office:value="311" calcext:value-type="float">
            <text:p>311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actions in response to system security alerts and advisories are taken.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ystem and Information Integrity</text:p>
          </table:table-cell>
          <table:table-cell office:value-type="string" calcext:value-type="string">
            <text:p>SI.L2-3.14.4</text:p>
          </table:table-cell>
          <table:table-cell office:value-type="string" calcext:value-type="string">
            <text:p>Update Malicious Code Protection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icious code protection mechanisms are updated when new releases are available.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ystem and Information Integrity</text:p>
          </table:table-cell>
          <table:table-cell office:value-type="string" calcext:value-type="string">
            <text:p>SI.L2-3.14.5</text:p>
          </table:table-cell>
          <table:table-cell office:value-type="string" calcext:value-type="string">
            <text:p>System &amp; File Scanning [CUI Dat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frequency for malicious code scans is defined;</text:p>
          </table:table-cell>
        </table:table-row>
        <table:table-row table:style-name="ro3">
          <table:table-cell/>
          <table:table-cell office:value-type="float" office:value="314" calcext:value-type="float">
            <text:p>314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malicious code scans are performed with the defined frequency; and</text:p>
          </table:table-cell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real-time malicious code scans of files from external sources as files are downloaded, opened, or executed are performed.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ystem and Information Integrity</text:p>
          </table:table-cell>
          <table:table-cell office:value-type="string" calcext:value-type="string">
            <text:p>SI.L2-3.14.6</text:p>
          </table:table-cell>
          <table:table-cell office:value-type="string" calcext:value-type="string">
            <text:p>Monitor Communications for Attac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system is monitored to detect attacks and indicators of potential attacks;</text:p>
          </table:table-cell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inbound communications traffic is monitored to detect attacks and indicators of potential attacks; and</text:p>
          </table:table-cell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outbound communications traffic is monitored to detect attacks and indicators of potential attacks.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ystem and Information Integrity</text:p>
          </table:table-cell>
          <table:table-cell office:value-type="string" calcext:value-type="string">
            <text:p>SI.L2-3.14.7</text:p>
          </table:table-cell>
          <table:table-cell office:value-type="string" calcext:value-type="string">
            <text:p>Identify Unauthorized U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ized use of the system is defined; and</text:p>
          </table:table-cell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unauthorized use of the system is identified.</text:p>
          </table:table-cell>
        </table:table-row>
        <table:table-row table:style-name="ro3" table:number-rows-repeated="104825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8T09:57:40.510149036</dc:date>
    <meta:editing-duration>PT3M45S</meta:editing-duration>
    <meta:editing-cycles>1</meta:editing-cycles>
    <meta:document-statistic meta:table-count="1" meta:cell-count="1629" meta:object-count="0"/>
    <meta:generator>LibreOffice/7.4.7.2$Linux_X86_64 LibreOffice_project/40$Build-2</meta:generator>
  </office:meta>
</office:document-meta>
</file>